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3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6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3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6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4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4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3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3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4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4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3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3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3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9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3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9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9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2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3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2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3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2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3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1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3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1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3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1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3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1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3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3"/>
          <table:table-cell office:value-type="string">
            <text:p>AnnieJambe2</text:p>
          </table:table-cell>
          <table:table-cell table:number-columns-repeated="982"/>
        </table:table-row>
        <table:table-row table:style-name="ro3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3"/>
          <table:table-cell office:value-type="string">
            <text:p>AnnieBras</text:p>
          </table:table-cell>
          <table:table-cell table:number-columns-repeated="982"/>
        </table:table-row>
        <table:table-row table:style-name="ro3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3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3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3"/>
          <table:table-cell office:value-type="string">
            <text:p>ChienAnnieJambe2</text:p>
          </table:table-cell>
          <table:table-cell table:number-columns-repeated="981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3"/>
          <table:table-cell office:value-type="string">
            <text:p>DollyRobe</text:p>
          </table:table-cell>
          <table:table-cell table:number-columns-repeated="980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3"/>
          <table:table-cell office:value-type="string">
            <text:p>DollyBras</text:p>
          </table:table-cell>
          <table:table-cell table:number-columns-repeated="980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3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09:39:22</dc:date>
    <meta:editing-duration>P1DT6H35M52S</meta:editing-duration>
    <meta:editing-cycles>198</meta:editing-cycles>
    <meta:generator>LibreOffice/4.0.4.2$Linux_x86 LibreOffice_project/400m0$Build-2</meta:generator>
    <meta:document-statistic meta:table-count="1" meta:cell-count="347" meta:object-count="0"/>
  </office:meta>
</office:document-meta>
</file>